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25in"/>
    </style:style>
    <style:style style:name="Table1.B" style:family="table-column">
      <style:table-column-properties style:column-width="1.0729in"/>
    </style:style>
    <style:style style:name="Table1.C" style:family="table-column">
      <style:table-column-properties style:column-width="1.3646in"/>
    </style:style>
    <style:style style:name="Table1.D" style:family="table-column">
      <style:table-column-properties style:column-width="1.4375in"/>
    </style:style>
    <style:style style:name="Table1.E" style:family="table-column">
      <style:table-column-properties style:column-width="1.572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C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style:vertical-align="middle" fo:padding="0.0382in" fo:border-left="0.05pt solid #000000" fo:border-right="none"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6146in"/>
    </style:style>
    <style:style style:name="Table3.B" style:family="table-column">
      <style:table-column-properties style:column-width="2.8472in"/>
    </style:style>
    <style:style style:name="Table3.C" style:family="table-column">
      <style:table-column-properties style:column-width="2.236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de" fo:country="DE" officeooo:rsid="0018dd5e" officeooo:paragraph-rsid="0018dd5e"/>
    </style:style>
    <style:style style:name="P2" style:family="paragraph" style:parent-style-name="Standard">
      <style:text-properties fo:language="de" fo:country="DE" fo:font-weight="bold" officeooo:rsid="00389f4d" officeooo:paragraph-rsid="00389f4d" style:font-weight-asian="bold" style:font-weight-complex="bold"/>
    </style:style>
    <style:style style:name="P3" style:family="paragraph" style:parent-style-name="Standard">
      <style:text-properties fo:language="de" fo:country="DE" fo:font-weight="bold" officeooo:rsid="00230b76" officeooo:paragraph-rsid="00230b76" style:font-weight-asian="bold" style:font-weight-complex="bold"/>
    </style:style>
    <style:style style:name="P4" style:family="paragraph" style:parent-style-name="Standard">
      <style:text-properties fo:language="de" fo:country="DE" fo:font-weight="bold" officeooo:rsid="003a18ea" officeooo:paragraph-rsid="003a18ea" style:font-weight-asian="bold" style:font-weight-complex="bold"/>
    </style:style>
    <style:style style:name="P5" style:family="paragraph" style:parent-style-name="Standard">
      <style:text-properties fo:language="de" fo:country="DE" fo:font-weight="bold" officeooo:rsid="003e64b6" officeooo:paragraph-rsid="003e64b6" style:font-weight-asian="bold" style:font-weight-complex="bold"/>
    </style:style>
    <style:style style:name="P6" style:family="paragraph" style:parent-style-name="Standard">
      <style:text-properties fo:language="de" fo:country="DE" officeooo:rsid="001ac0af" officeooo:paragraph-rsid="001ac0af"/>
    </style:style>
    <style:style style:name="P7" style:family="paragraph" style:parent-style-name="Standard">
      <style:text-properties fo:language="de" fo:country="DE" officeooo:rsid="00230b76" officeooo:paragraph-rsid="00230b76"/>
    </style:style>
    <style:style style:name="P8" style:family="paragraph" style:parent-style-name="Standard">
      <style:text-properties fo:language="de" fo:country="DE" officeooo:rsid="003e64b6" officeooo:paragraph-rsid="003e64b6"/>
    </style:style>
    <style:style style:name="P9" style:family="paragraph" style:parent-style-name="Text_20_body">
      <style:text-properties fo:language="de" fo:country="DE"/>
    </style:style>
    <style:style style:name="P10" style:family="paragraph" style:parent-style-name="Text_20_body">
      <style:text-properties fo:language="de" fo:country="DE" officeooo:rsid="0057842a" officeooo:paragraph-rsid="0057842a"/>
    </style:style>
    <style:style style:name="P11" style:family="paragraph" style:parent-style-name="Text_20_body">
      <style:text-properties fo:language="de" fo:country="DE" officeooo:paragraph-rsid="00632f6e"/>
    </style:style>
    <style:style style:name="P12" style:family="paragraph" style:parent-style-name="Text_20_body">
      <style:text-properties fo:language="de" fo:country="DE" officeooo:rsid="001f87ce" officeooo:paragraph-rsid="00632f6e"/>
    </style:style>
    <style:style style:name="P13" style:family="paragraph" style:parent-style-name="Text_20_body">
      <style:text-properties fo:language="de" fo:country="DE" officeooo:rsid="0057fb0f" officeooo:paragraph-rsid="0068262d"/>
    </style:style>
    <style:style style:name="P14" style:family="paragraph" style:parent-style-name="Text_20_body">
      <style:text-properties fo:language="de" fo:country="DE" officeooo:rsid="0068262d" officeooo:paragraph-rsid="0068262d"/>
    </style:style>
    <style:style style:name="P15" style:family="paragraph" style:parent-style-name="Text_20_body">
      <style:text-properties fo:language="de" fo:country="DE" officeooo:rsid="007227da" officeooo:paragraph-rsid="007227da"/>
    </style:style>
    <style:style style:name="P16" style:family="paragraph" style:parent-style-name="Text_20_body">
      <style:text-properties fo:language="de" fo:country="DE" officeooo:rsid="0072bf49" officeooo:paragraph-rsid="0072bf49"/>
    </style:style>
    <style:style style:name="P17" style:family="paragraph" style:parent-style-name="Text_20_body">
      <style:text-properties fo:language="de" fo:country="DE" officeooo:rsid="0072bf49" officeooo:paragraph-rsid="0074a67b"/>
    </style:style>
    <style:style style:name="P18" style:family="paragraph" style:parent-style-name="Text_20_body">
      <style:text-properties officeooo:rsid="00600767" officeooo:paragraph-rsid="006768d5"/>
    </style:style>
    <style:style style:name="P19" style:family="paragraph" style:parent-style-name="Text_20_body">
      <style:text-properties officeooo:paragraph-rsid="006a020f"/>
    </style:style>
    <style:style style:name="P20" style:family="paragraph" style:parent-style-name="Text_20_body">
      <style:text-properties officeooo:rsid="0074a67b" officeooo:paragraph-rsid="0074a67b"/>
    </style:style>
    <style:style style:name="P21" style:family="paragraph" style:parent-style-name="Text_20_body">
      <style:text-properties officeooo:rsid="0068262d" officeooo:paragraph-rsid="0068262d"/>
    </style:style>
    <style:style style:name="P22" style:family="paragraph" style:parent-style-name="Title">
      <style:text-properties fo:language="de" fo:country="DE"/>
    </style:style>
    <style:style style:name="P23" style:family="paragraph" style:parent-style-name="Table_20_Contents">
      <style:text-properties fo:language="de" fo:country="DE"/>
    </style:style>
    <style:style style:name="P24" style:family="paragraph" style:parent-style-name="Table_20_Contents">
      <style:paragraph-properties fo:text-align="center" style:justify-single-word="false"/>
      <style:text-properties fo:language="de" fo:country="DE" officeooo:rsid="004d51e9" officeooo:paragraph-rsid="004d51e9"/>
    </style:style>
    <style:style style:name="P25" style:family="paragraph" style:parent-style-name="Table_20_Contents">
      <style:text-properties fo:language="de" fo:country="DE" fo:font-weight="bold" officeooo:rsid="0044a35c" officeooo:paragraph-rsid="0044a35c" style:font-weight-asian="bold" style:font-weight-complex="bold"/>
    </style:style>
    <style:style style:name="P26" style:family="paragraph" style:parent-style-name="Table_20_Contents">
      <style:text-properties fo:language="de" fo:country="DE" fo:font-weight="bold" officeooo:rsid="003e64b6" officeooo:paragraph-rsid="003e64b6" style:font-weight-asian="bold" style:font-weight-complex="bold"/>
    </style:style>
    <style:style style:name="P27" style:family="paragraph" style:parent-style-name="Table_20_Contents">
      <style:paragraph-properties fo:text-align="start" style:justify-single-word="false"/>
      <style:text-properties fo:language="de" fo:country="DE" fo:font-weight="bold" officeooo:rsid="001768bb" officeooo:paragraph-rsid="001768bb" style:font-weight-asian="bold" style:font-weight-complex="bold"/>
    </style:style>
    <style:style style:name="P28" style:family="paragraph" style:parent-style-name="Table_20_Contents">
      <style:text-properties fo:language="de" fo:country="DE" officeooo:rsid="00230b76" officeooo:paragraph-rsid="00230b76"/>
    </style:style>
    <style:style style:name="P29" style:family="paragraph" style:parent-style-name="Table_20_Contents">
      <style:text-properties fo:language="de" fo:country="DE" officeooo:rsid="003a18ea" officeooo:paragraph-rsid="003a18ea"/>
    </style:style>
    <style:style style:name="P30" style:family="paragraph" style:parent-style-name="Table_20_Contents">
      <style:text-properties fo:language="de" fo:country="DE" officeooo:rsid="003a18ea" officeooo:paragraph-rsid="003d191a"/>
    </style:style>
    <style:style style:name="P31" style:family="paragraph" style:parent-style-name="Table_20_Contents">
      <style:text-properties fo:language="de" fo:country="DE" officeooo:rsid="003a18ea" officeooo:paragraph-rsid="003b91fe"/>
    </style:style>
    <style:style style:name="P32" style:family="paragraph" style:parent-style-name="Table_20_Contents">
      <style:text-properties fo:language="de" fo:country="DE" officeooo:rsid="003a18ea" officeooo:paragraph-rsid="0044a35c"/>
    </style:style>
    <style:style style:name="P33" style:family="paragraph" style:parent-style-name="Table_20_Contents">
      <style:text-properties fo:language="de" fo:country="DE" officeooo:rsid="0030664f" officeooo:paragraph-rsid="003a18ea"/>
    </style:style>
    <style:style style:name="P34" style:family="paragraph" style:parent-style-name="Table_20_Contents">
      <style:text-properties fo:language="de" fo:country="DE" officeooo:rsid="0030664f" officeooo:paragraph-rsid="003ce8ad"/>
    </style:style>
    <style:style style:name="P35" style:family="paragraph" style:parent-style-name="Table_20_Contents">
      <style:text-properties fo:language="de" fo:country="DE" officeooo:rsid="0030664f" officeooo:paragraph-rsid="003b91fe"/>
    </style:style>
    <style:style style:name="P36" style:family="paragraph" style:parent-style-name="Table_20_Contents">
      <style:text-properties fo:language="de" fo:country="DE" officeooo:rsid="00395243" officeooo:paragraph-rsid="00395243"/>
    </style:style>
    <style:style style:name="P37" style:family="paragraph" style:parent-style-name="Table_20_Contents">
      <style:text-properties fo:language="de" fo:country="DE" officeooo:rsid="003b91fe" officeooo:paragraph-rsid="003b91fe"/>
    </style:style>
    <style:style style:name="P38" style:family="paragraph" style:parent-style-name="Table_20_Contents">
      <style:text-properties fo:language="de" fo:country="DE" officeooo:rsid="0044a35c" officeooo:paragraph-rsid="0044a35c"/>
    </style:style>
    <style:style style:name="P39" style:family="paragraph" style:parent-style-name="Table_20_Contents">
      <style:text-properties fo:language="de" fo:country="DE" officeooo:rsid="003e64b6" officeooo:paragraph-rsid="003e64b6"/>
    </style:style>
    <style:style style:name="P40" style:family="paragraph" style:parent-style-name="Table_20_Contents">
      <style:text-properties fo:language="de" fo:country="DE" officeooo:rsid="003e64b6" officeooo:paragraph-rsid="003fbc3f"/>
    </style:style>
    <style:style style:name="P41" style:family="paragraph" style:parent-style-name="Table_20_Contents">
      <style:text-properties fo:language="de" fo:country="DE" officeooo:rsid="003e64b6" officeooo:paragraph-rsid="00413e34"/>
    </style:style>
    <style:style style:name="P42" style:family="paragraph" style:parent-style-name="Table_20_Contents">
      <style:text-properties fo:language="de" fo:country="DE" officeooo:rsid="003e64b6" officeooo:paragraph-rsid="0041c0bb"/>
    </style:style>
    <style:style style:name="P43" style:family="paragraph" style:parent-style-name="Table_20_Contents">
      <style:text-properties fo:language="de" fo:country="DE" officeooo:rsid="003fbc3f" officeooo:paragraph-rsid="003fbc3f"/>
    </style:style>
    <style:style style:name="P44" style:family="paragraph" style:parent-style-name="Table_20_Contents">
      <style:text-properties fo:language="de" fo:country="DE" officeooo:rsid="0042403f" officeooo:paragraph-rsid="0042403f"/>
    </style:style>
    <style:style style:name="P45" style:family="paragraph" style:parent-style-name="Table_20_Contents">
      <style:text-properties fo:language="de" fo:country="DE" officeooo:rsid="0041c0bb" officeooo:paragraph-rsid="0042403f"/>
    </style:style>
    <style:style style:name="P46" style:family="paragraph" style:parent-style-name="Table_20_Contents">
      <style:text-properties fo:language="de" fo:country="DE" officeooo:rsid="0041c0bb" officeooo:paragraph-rsid="004443c7"/>
    </style:style>
    <style:style style:name="P47" style:family="paragraph" style:parent-style-name="Table_20_Contents">
      <style:text-properties fo:language="de" fo:country="DE" officeooo:rsid="0041c0bb" officeooo:paragraph-rsid="0041c0bb"/>
    </style:style>
    <style:style style:name="P48" style:family="paragraph" style:parent-style-name="Table_20_Contents">
      <style:text-properties fo:language="de" fo:country="DE" officeooo:rsid="00406e65" officeooo:paragraph-rsid="00406e65"/>
    </style:style>
    <style:style style:name="P49" style:family="paragraph" style:parent-style-name="Table_20_Contents">
      <style:text-properties fo:language="de" fo:country="DE" officeooo:rsid="00413e34" officeooo:paragraph-rsid="00413e34"/>
    </style:style>
    <style:style style:name="P50" style:family="paragraph" style:parent-style-name="Table_20_Contents">
      <style:text-properties fo:language="de" fo:country="DE" officeooo:rsid="00413e34" officeooo:paragraph-rsid="0041a69d"/>
    </style:style>
    <style:style style:name="P51" style:family="paragraph" style:parent-style-name="Table_20_Contents">
      <style:text-properties fo:language="de" fo:country="DE" officeooo:rsid="001ac0af" officeooo:paragraph-rsid="001c78a4"/>
    </style:style>
    <style:style style:name="P52" style:family="paragraph" style:parent-style-name="Table_20_Contents">
      <style:text-properties fo:language="de" fo:country="DE" officeooo:rsid="001ac0af" officeooo:paragraph-rsid="0061ab72"/>
    </style:style>
    <style:style style:name="P53" style:family="paragraph" style:parent-style-name="Table_20_Contents">
      <style:text-properties fo:language="de" fo:country="DE" officeooo:rsid="001ac0af" officeooo:paragraph-rsid="001ac0af"/>
    </style:style>
    <style:style style:name="P54" style:family="paragraph" style:parent-style-name="Table_20_Contents">
      <style:text-properties fo:language="de" fo:country="DE" officeooo:rsid="0061ab72" officeooo:paragraph-rsid="0061ab72"/>
    </style:style>
    <style:style style:name="P55" style:family="paragraph" style:parent-style-name="Table_20_Contents">
      <style:text-properties fo:language="de" fo:country="DE" officeooo:rsid="001c78a4" officeooo:paragraph-rsid="001c78a4"/>
    </style:style>
    <style:style style:name="P56" style:family="paragraph" style:parent-style-name="Table_20_Contents">
      <style:text-properties fo:language="de" fo:country="DE" officeooo:rsid="001c78a4" officeooo:paragraph-rsid="0061ab72"/>
    </style:style>
    <style:style style:name="P57" style:family="paragraph" style:parent-style-name="Table_20_Contents">
      <style:paragraph-properties fo:text-align="center" style:justify-single-word="false"/>
      <style:text-properties fo:language="de" fo:country="DE" officeooo:rsid="001768bb" officeooo:paragraph-rsid="001768bb"/>
    </style:style>
    <style:style style:name="P58" style:family="paragraph" style:parent-style-name="Table_20_Contents">
      <style:text-properties fo:language="de" fo:country="DE" officeooo:rsid="00643cd0" officeooo:paragraph-rsid="00643cd0"/>
    </style:style>
    <style:style style:name="P59" style:family="paragraph" style:parent-style-name="Table_20_Contents">
      <style:text-properties fo:language="de" fo:country="DE" officeooo:rsid="0021602a" officeooo:paragraph-rsid="0061ab72"/>
    </style:style>
    <style:style style:name="P60" style:family="paragraph" style:parent-style-name="Tipp">
      <style:text-properties fo:language="de" fo:country="DE" officeooo:rsid="004940d2"/>
    </style:style>
    <style:style style:name="P61" style:family="paragraph" style:parent-style-name="Beispiel">
      <style:text-properties officeooo:paragraph-rsid="00661f8f"/>
    </style:style>
    <style:style style:name="P62" style:family="paragraph" style:parent-style-name="Beispiel">
      <style:text-properties officeooo:paragraph-rsid="006768d5"/>
    </style:style>
    <style:style style:name="P63" style:family="paragraph" style:parent-style-name="Beispiel">
      <style:text-properties fo:language="de" fo:country="DE" officeooo:rsid="004ec0cc" officeooo:paragraph-rsid="00632f6e"/>
    </style:style>
    <style:style style:name="P64" style:family="paragraph" style:parent-style-name="Beispiel">
      <style:text-properties officeooo:paragraph-rsid="0074a67b"/>
    </style:style>
    <style:style style:name="P65" style:family="paragraph" style:parent-style-name="Text_20_body">
      <style:text-properties officeooo:rsid="0074a67b"/>
    </style:style>
    <style:style style:name="P66" style:family="paragraph" style:parent-style-name="Text_20_body">
      <style:text-properties fo:language="de" fo:country="DE" officeooo:rsid="0074a67b" officeooo:paragraph-rsid="0074a67b"/>
    </style:style>
    <style:style style:name="P67" style:family="paragraph" style:parent-style-name="Table_20_Contents">
      <style:text-properties fo:language="de" fo:country="DE" officeooo:rsid="0061ab72" officeooo:paragraph-rsid="0061ab72"/>
    </style:style>
    <style:style style:name="P68" style:family="paragraph" style:parent-style-name="Table_20_Contents">
      <style:text-properties fo:language="de" fo:country="DE" officeooo:rsid="00782147" officeooo:paragraph-rsid="00782147"/>
    </style:style>
    <style:style style:name="P69" style:family="paragraph" style:parent-style-name="Table_20_Contents">
      <style:text-properties fo:language="de" fo:country="DE" officeooo:rsid="007a093a" officeooo:paragraph-rsid="007a093a"/>
    </style:style>
    <style:style style:name="P70" style:family="paragraph" style:parent-style-name="Table_20_Contents">
      <style:text-properties fo:language="de" fo:country="DE" officeooo:rsid="007b10d7" officeooo:paragraph-rsid="007b10d7"/>
    </style:style>
    <style:style style:name="P71" style:family="paragraph" style:parent-style-name="Table_20_Contents">
      <style:text-properties fo:language="de" fo:country="DE" officeooo:rsid="007e0856" officeooo:paragraph-rsid="007e0856"/>
    </style:style>
    <style:style style:name="P72" style:family="paragraph" style:parent-style-name="Heading_20_1">
      <style:text-properties fo:language="de" fo:country="DE"/>
    </style:style>
    <style:style style:name="P73" style:family="paragraph" style:parent-style-name="Heading_20_1">
      <style:text-properties fo:language="de" fo:country="DE" officeooo:rsid="004ff8ef" officeooo:paragraph-rsid="004ff8ef"/>
    </style:style>
    <style:style style:name="P74" style:family="paragraph" style:parent-style-name="Heading_20_1">
      <style:text-properties fo:language="de" fo:country="DE" officeooo:rsid="0063a9a4" officeooo:paragraph-rsid="0068262d"/>
    </style:style>
    <style:style style:name="P75" style:family="paragraph" style:parent-style-name="Heading_20_1" style:list-style-name=""/>
    <style:style style:name="P76" style:family="paragraph" style:parent-style-name="Heading_20_1">
      <style:paragraph-properties fo:break-before="page"/>
      <style:text-properties fo:language="de" fo:country="DE"/>
    </style:style>
    <style:style style:name="P77" style:family="paragraph" style:parent-style-name="Heading_20_2">
      <style:text-properties officeooo:rsid="0074a67b" officeooo:paragraph-rsid="0074a67b"/>
    </style:style>
    <style:style style:name="P78" style:family="paragraph" style:parent-style-name="Heading_20_2">
      <style:text-properties fo:language="de" fo:country="DE"/>
    </style:style>
    <style:style style:name="P79" style:family="paragraph" style:parent-style-name="Heading_20_2">
      <style:text-properties fo:language="de" fo:country="DE" officeooo:rsid="0063df21" officeooo:paragraph-rsid="00740264"/>
    </style:style>
    <style:style style:name="P80" style:family="paragraph" style:parent-style-name="Heading_20_2">
      <style:text-properties fo:language="de" fo:country="DE" officeooo:rsid="0074a67b" officeooo:paragraph-rsid="0074a67b"/>
    </style:style>
    <style:style style:name="T1" style:family="text">
      <style:text-properties fo:font-weight="bold" style:font-weight-asian="bold" style:font-weight-complex="bold"/>
    </style:style>
    <style:style style:name="T2" style:family="text">
      <style:text-properties fo:font-weight="bold" officeooo:rsid="005d5161" style:font-weight-asian="bold" style:font-weight-complex="bold"/>
    </style:style>
    <style:style style:name="T3" style:family="text">
      <style:text-properties officeooo:rsid="001f87ce"/>
    </style:style>
    <style:style style:name="T4" style:family="text">
      <style:text-properties officeooo:rsid="0033755b"/>
    </style:style>
    <style:style style:name="T5" style:family="text">
      <style:text-properties style:font-name="Liberation Serif1"/>
    </style:style>
    <style:style style:name="T6" style:family="text">
      <style:text-properties style:font-name="Liberation Serif"/>
    </style:style>
    <style:style style:name="T7" style:family="text">
      <style:text-properties officeooo:rsid="00387c07"/>
    </style:style>
    <style:style style:name="T8" style:family="text">
      <style:text-properties officeooo:rsid="0038a7e0"/>
    </style:style>
    <style:style style:name="T9" style:family="text">
      <style:text-properties officeooo:rsid="00395243"/>
    </style:style>
    <style:style style:name="T10" style:family="text">
      <style:text-properties officeooo:rsid="003a18ea"/>
    </style:style>
    <style:style style:name="T11" style:family="text">
      <style:text-properties officeooo:rsid="003b91fe"/>
    </style:style>
    <style:style style:name="T12" style:family="text">
      <style:text-properties officeooo:rsid="003fbc3f"/>
    </style:style>
    <style:style style:name="T13" style:family="text">
      <style:text-properties officeooo:rsid="004136eb"/>
    </style:style>
    <style:style style:name="T14" style:family="text">
      <style:text-properties officeooo:rsid="00413e34"/>
    </style:style>
    <style:style style:name="T15" style:family="text">
      <style:text-properties officeooo:rsid="0044a35c"/>
    </style:style>
    <style:style style:name="T16" style:family="text">
      <style:text-properties officeooo:rsid="0044e7db"/>
    </style:style>
    <style:style style:name="T17" style:family="text">
      <style:text-properties officeooo:rsid="004940d2"/>
    </style:style>
    <style:style style:name="T18" style:family="text">
      <style:text-properties fo:font-size="23pt" style:font-size-asian="23pt" style:font-size-complex="23pt"/>
    </style:style>
    <style:style style:name="T19" style:family="text">
      <style:text-properties fo:font-size="23pt" officeooo:rsid="0018dd5e" style:font-size-asian="23pt" style:font-size-complex="23pt"/>
    </style:style>
    <style:style style:name="T20" style:family="text">
      <style:text-properties officeooo:rsid="004d51e9"/>
    </style:style>
    <style:style style:name="T21" style:family="text">
      <style:text-properties officeooo:rsid="004f12f5"/>
    </style:style>
    <style:style style:name="T22" style:family="text">
      <style:text-properties officeooo:rsid="0057842a"/>
    </style:style>
    <style:style style:name="T23" style:family="text">
      <style:text-properties fo:language="de" fo:country="DE"/>
    </style:style>
    <style:style style:name="T24" style:family="text">
      <style:text-properties fo:language="de" fo:country="DE" officeooo:rsid="001f87ce"/>
    </style:style>
    <style:style style:name="T25" style:family="text">
      <style:text-properties fo:language="de" fo:country="DE" officeooo:rsid="004ec0cc"/>
    </style:style>
    <style:style style:name="T26" style:family="text">
      <style:text-properties fo:language="de" fo:country="DE" officeooo:rsid="00632f6e"/>
    </style:style>
    <style:style style:name="T27" style:family="text">
      <style:text-properties fo:language="de" fo:country="DE" officeooo:rsid="0063a9a4"/>
    </style:style>
    <style:style style:name="T28" style:family="text">
      <style:text-properties fo:language="de" fo:country="DE" officeooo:rsid="004ff8ef"/>
    </style:style>
    <style:style style:name="T29" style:family="text">
      <style:text-properties fo:language="de" fo:country="DE" officeooo:rsid="00661f8f"/>
    </style:style>
    <style:style style:name="T30" style:family="text">
      <style:text-properties fo:language="de" fo:country="DE" officeooo:rsid="006768d5"/>
    </style:style>
    <style:style style:name="T31" style:family="text">
      <style:text-properties fo:language="de" fo:country="DE" officeooo:rsid="0074a67b"/>
    </style:style>
    <style:style style:name="T32" style:family="text">
      <style:text-properties officeooo:rsid="005f16c9"/>
    </style:style>
    <style:style style:name="T33" style:family="text">
      <style:text-properties officeooo:rsid="006768d5"/>
    </style:style>
    <style:style style:name="T34" style:family="text">
      <style:text-properties officeooo:rsid="0068262d"/>
    </style:style>
    <style:style style:name="T35" style:family="text">
      <style:text-properties officeooo:rsid="006a020f"/>
    </style:style>
    <style:style style:name="T36" style:family="text">
      <style:text-properties officeooo:rsid="006ba757"/>
    </style:style>
    <style:style style:name="T37" style:family="text">
      <style:text-properties officeooo:rsid="007227da"/>
    </style:style>
    <style:style style:name="T38" style:family="text">
      <style:text-properties officeooo:rsid="00740264"/>
    </style:style>
    <style:style style:name="T39" style:family="text">
      <style:text-properties officeooo:rsid="0074a67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18">Square-</text:span><text:span text:style-name="T19">Grundregelwerk</text:span></text:p>
      <text:p text:style-name="P1"/>
      <text:p text:style-name="P9">Beim Pen&amp;Paper-<text:span text:style-name="T16">R</text:span>egelwerk <text:span text:style-name="T17">Square </text:span>werden die wichtigsten Charaktereigenschaften<text:span text:style-name="T20"> durch die verschiedenen Kombinationen von drei Aspekten (Geist, Gefühl, Körper) und drei Manifestationen (Agilität, Belastbarkeit, Stärke) repräsentiert. Eine Kombination von Aspekt und Manifestation wird Attribut genannt.</text:span></text:p>
      <text:p text:style-name="P62">Beispiele für Attribute sind; „mental Agility“, „emotional Enduarance“ und „physical Power“.</text:p>
      <text:p text:style-name="P18">Jedes Attribute hat vier Nebenattribute, mit denen es sich entweder die Manifestation oder den Aspekt teilt.</text:p>
      <text:p text:style-name="Beispiel"><text:span text:style-name="T33">Die Nebenattribute von „mental Agility“ sind „emotional Agility“, „physical Agility“, „mental Endurance“ und „mental Power“.</text:span> </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rows-spanned="2" table:number-columns-spanned="2" office:value-type="string">
            <text:p text:style-name="P23"/>
          </table:table-cell>
          <table:covered-table-cell/>
          <table:table-cell table:style-name="Table1.C1" table:number-columns-spanned="3" office:value-type="string">
            <text:p text:style-name="P24">Aspekte</text:p>
          </table:table-cell>
          <table:covered-table-cell/>
          <table:covered-table-cell/>
        </table:table-row>
        <table:table-row>
          <table:covered-table-cell/>
          <table:covered-table-cell/>
          <table:table-cell table:style-name="Table1.C2" office:value-type="string">
            <text:p text:style-name="P57"><text:span text:style-name="T2">m</text:span><text:span text:style-name="T1">ental</text:span></text:p>
          </table:table-cell>
          <table:table-cell table:style-name="Table1.C2" office:value-type="string">
            <text:p text:style-name="P57"><text:span text:style-name="T2">e</text:span><text:span text:style-name="T1">motional</text:span></text:p>
          </table:table-cell>
          <table:table-cell table:style-name="Table1.E2" office:value-type="string">
            <text:p text:style-name="P57"><text:span text:style-name="T2">p</text:span><text:span text:style-name="T1">hysical</text:span></text:p>
          </table:table-cell>
        </table:table-row>
        <table:table-row>
          <table:table-cell table:style-name="Table1.A3" table:number-rows-spanned="3" office:value-type="string">
            <text:p text:style-name="P54">M<text:span text:style-name="T36">a</text:span>nifestation</text:p>
          </table:table-cell>
          <table:table-cell table:style-name="Table1.A3" office:value-type="string">
            <text:p text:style-name="P27">Agility</text:p>
          </table:table-cell>
          <table:table-cell table:style-name="Table1.C2" office:value-type="string">
            <text:p text:style-name="P52">Kreativität</text:p>
            <text:p text:style-name="P56">Intuition</text:p>
            <text:p text:style-name="P58">Wahrnehmung</text:p>
          </table:table-cell>
          <table:table-cell table:style-name="Table1.C2" office:value-type="string">
            <text:p text:style-name="P54">Reaktion</text:p>
            <text:p text:style-name="P54">Empathie</text:p>
            <text:p text:style-name="P54"/>
          </table:table-cell>
          <table:table-cell table:style-name="Table1.E2" office:value-type="string">
            <text:p text:style-name="P53">Fingerfertigkeit</text:p>
            <text:p text:style-name="P54">Körperbeherrschung</text:p>
          </table:table-cell>
        </table:table-row>
        <table:table-row>
          <table:covered-table-cell/>
          <table:table-cell table:style-name="Table1.A3" office:value-type="string">
            <text:p text:style-name="P27">Endurance</text:p>
          </table:table-cell>
          <table:table-cell table:style-name="Table1.C2" office:value-type="string">
            <text:p text:style-name="P55">Konzentration</text:p>
            <text:p text:style-name="P58">Erinnerung</text:p>
            <text:p text:style-name="P71">Lernen</text:p>
          </table:table-cell>
          <table:table-cell table:style-name="Table1.C2" office:value-type="string">
            <text:p text:style-name="P51">Durchhaltewille</text:p>
            <text:p text:style-name="P54">Willensstärke</text:p>
            <text:p text:style-name="P68">Selbstvertrauen</text:p>
          </table:table-cell>
          <table:table-cell table:style-name="Table1.E2" office:value-type="string">
            <text:p text:style-name="P55">Zähigkeit</text:p>
            <text:p text:style-name="P54">Kondition</text:p>
            <text:p text:style-name="P54"/>
          </table:table-cell>
        </table:table-row>
        <table:table-row>
          <table:covered-table-cell/>
          <table:table-cell table:style-name="Table1.A3" office:value-type="string">
            <text:p text:style-name="P27">Power</text:p>
          </table:table-cell>
          <table:table-cell table:style-name="Table1.C2" office:value-type="string">
            <text:p text:style-name="P52">Intelligenz</text:p>
            <text:p text:style-name="P59">Logik</text:p>
            <text:p text:style-name="P70">Deduktion</text:p>
          </table:table-cell>
          <table:table-cell table:style-name="Table1.C2" office:value-type="string">
            <text:p text:style-name="P53">Überzeugungskraft</text:p>
            <text:p text:style-name="P54">Charme</text:p>
            <text:p text:style-name="P54">Ausstrahlung</text:p>
          </table:table-cell>
          <table:table-cell table:style-name="Table1.E2" office:value-type="string">
            <text:p text:style-name="P53">Körperkraft</text:p>
            <text:p text:style-name="P69">Geschwindigkeit</text:p>
          </table:table-cell>
        </table:table-row>
      </table:table>
      <text:h text:style-name="P72" text:outline-level="1">Charaktererschaffung</text:h>
      <text:p text:style-name="P9"><text:span text:style-name="T17">Bei der Charaktererschaffung werden insgesamt 27 P</text:span>unkte auf die <text:span text:style-name="T32">neun</text:span> Attribute <text:span text:style-name="T17">verteilt.</text:span> <text:span text:style-name="T17">Dabei in jeder Zeile und jeder Spalte ein Attribut. In jeder Spalte, sowie in jeder Zeile muss es ein dominantes Attribut geben; es darf nicht zwei Attribute mit dem höchsten Wert geben. Der minimale Wert eines Attributes bei der Charaktererschaffung ist eins, der maximale Wert ist sechs.</text:span></text:p>
      <text:p text:style-name="P60">Einen Charakter kann man schnell erschaffen, indem man zuerst auf jedes Attribute drei Punkte verteilt und anschliessend wiederholt zwei Attribute auswählt und bei dem einem einen Punkt abzieht und beim anderen einen Punkt dazuzählt.</text:p>
      <text:h text:style-name="Heading_20_1" text:outline-level="1"/>
      <text:h text:style-name="P75" text:outline-level="1"/>
      <text:h text:style-name="P76" text:outline-level="1">Proben</text:h>
      <text:p text:style-name="P14">(Charakter vs. Welt)</text:p>
      <text:p text:style-name="P11">Um den Erfolg einer Aktion eines Charakters zu überprüfen, kann der Spielleiter eine Probe verlangen. Dabei wird eine Anzahl gewürfelt, die dem Wert des jeweiligen Attributs entsprechen. <text:span text:style-name="T3">Jede </text:span>resultierende 4, 5 und 6<text:span text:style-name="T3"> zählt als ein </text:span>E<text:span text:style-name="T3">rfolg.</text:span></text:p>
      <text:p text:style-name="P12">Die Summe der Erfolge ist das Wurfergebnis. Liegt das Wurfergebnis auf oder über dem vom Spielleiter festgelegten Zielwert, so gilt die Probe als bestanden.</text:p>
      <text:p text:style-name="P12">Bei widrigen Umständen kann der Spielleiter auch die Anzahl der zu werfenden Würfel reduzieren. Als widrige Umstände gilt alles, was das Resultat der Aktion verändern könnte. </text:p>
      <text:p text:style-name="P61"><text:span text:style-name="T24">Tamara</text:span><text:span text:style-name="T23"> würde gerne eine </text:span><text:span text:style-name="T29">mit Stahlriemen verstärkte </text:span><text:span text:style-name="T23">Türe aufbrechen. Der Spielleiter fordert eine Probe </text:span><text:span text:style-name="T25">für das Attribut „physical </text:span><text:span text:style-name="T31">power</text:span><text:span text:style-name="T25">“</text:span><text:span text:style-name="T23"> und gibt </text:span><text:span text:style-name="T26">drei al</text:span><text:span text:style-name="T27">s</text:span><text:span text:style-name="T26"> den Zielwert an, der für </text:span><text:span text:style-name="T25">das Aufbrechen der Türe erreicht werden muss. </text:span><text:span text:style-name="T26">Da Tamaras Hände mit Handschellen gefesslt sind, erschwert der Spielleiter die Probe um einen Punkt.</text:span><text:span text:style-name="T25"> Tamara hat beim Attribut „physical </text:span><text:span text:style-name="T31">power</text:span><text:span text:style-name="T25">“ einen Wert von </text:span><text:span text:style-name="T31">sechs</text:span><text:span text:style-name="T26">, </text:span><text:span text:style-name="T29">abzüglich der Erschwernis der Handschellen </text:span><text:span text:style-name="T31">(zwei Punkte) </text:span><text:span text:style-name="T29">verbleiben vier Punkte. S</text:span><text:span text:style-name="T25">ie nimmt </text:span><text:span text:style-name="T31">eine entsprechende Anzahl </text:span><text:span text:style-name="T25">Würfel und würfelt wie folgt: </text:span><text:span text:style-name="T26">1</text:span><text:span text:style-name="T25">,</text:span><text:span text:style-name="T26">4</text:span><text:span text:style-name="T25">,</text:span><text:span text:style-name="T26">5</text:span><text:span text:style-name="T25">,1.</text:span></text:p>
      <text:p text:style-name="P63">Tamara hat also zwei Erfolge erzielt; zu wenig um die Türe aufzubrechen.</text:p>
      <text:h text:style-name="P73" text:outline-level="1">Auseinandersetzungen</text:h>
      <text:p text:style-name="P21"><text:span text:style-name="T28">P</text:span><text:span text:style-name="T23">roben mit mehreren Teilnehmern (Charakter vs. Charakter)</text:span></text:p>
      <text:h text:style-name="Heading_20_2" text:outline-level="2"><text:span text:style-name="T28">K</text:span><text:span text:style-name="T23">onfrontation</text:span></text:h>
      <text:p text:style-name="Text_20_body"><text:span text:style-name="T23">„</text:span><text:span text:style-name="T30">Kampf“ jeglicher Art, z.B. mit Waffen, mit Worten, mit Logik oder auch Emotionen.</text:span></text:p>
      <text:p text:style-name="P15">Falls anwendbar; Angriff und Gegenangriff finden simultan statt.</text:p>
      <text:p text:style-name="P14"><text:span text:style-name="T37">Verwendete </text:span>Attribute können unterschiedlich sein.</text:p>
      <text:p text:style-name="P17">Differenz ist Schaden, kann auf Attribute und Nebenattribute verteilt werden, mit dem <text:span text:style-name="T39">die Konfrontation ausgetragen wurde.</text:span></text:p>
      <text:h text:style-name="P77" text:outline-level="2">Reaktion</text:h>
      <text:p text:style-name="P65">Eine Aktion erfolgt als Antwort auf eine andere. Nur die initiierende Aktion kann Schaden (Erschöpfung oder Verletzung) verursachen (Spielleiterentscheid)</text:p>
      <text:p text:style-name="P64">Schusswaffen/Reaktion</text:p>
      <text:p text:style-name="P64">Schleichen/Wahrnehmung</text:p>
      <text:p text:style-name="P64">Überzeugen/Willensstärke</text:p>
      <text:p text:style-name="P20"/>
      <text:h text:style-name="P78" text:outline-level="2"><text:soft-page-break/>Wettbewerb</text:h>
      <text:p text:style-name="P16">Probenvergleich ohne Schaden, dafür mit Erschöpfung. Verwendete Attribute sind gleich. <text:span text:style-name="T39">Die teilnehmenden Charakter können Erschöpfung erleiden (Spielleiterentscheid).</text:span></text:p>
      <text:p text:style-name="P64">Feilschen</text:p>
      <text:p text:style-name="P64">Rennen</text:p>
      <text:h text:style-name="P74" text:outline-level="1">Schaden</text:h>
      <text:p text:style-name="P13">Bei der Interaktion mit der Umwelt kann es sich zutragen, dass ein Charakter Schaden erfährt. Schaden bezieht sich immer auf ein spezifisches Attribut. <text:span text:style-name="T38">Schaden jeglicher Art reduziert die für Proben zur Verfügung stehenden Würfel; pro Punkt entschadenem Schaden wird die Anzahl Würfel um eins reduziert.</text:span></text:p>
      <text:h text:style-name="P79" text:outline-level="2">Erschöpfun<text:span text:style-name="T38">g</text:span></text:h>
      <text:p text:style-name="P66">Regeneriert sich nach einer Ruhepause oder durch Spielleiterentscheid</text:p>
      <text:h text:style-name="P80" text:outline-level="2">Trauma</text:h>
      <text:p text:style-name="P66">Kann nicht durch Ruhepausen regeneriert werden, sondern muss durch Einsatz eines Erfahrungspunktes geheilt werden.</text:p>
      <text:h text:style-name="Heading_20_1" text:outline-level="1">Erfahrung</text:h>
      <text:p text:style-name="P19">Square ist primär für One-Shots gedacht. <text:span text:style-name="T35">W</text:span>ill man dennoch eine Kampagne spielen kann der Spielleiter 1-3 Erfarungspunkte pro Session vergeben. um einen Punkt erhöhen. Um ein Attribut zu erhöhen <text:span text:style-name="T39">muss eine Anzahl von Erfahrungspunkten eingesetzt werden , welcher dem neuen Wert des Attributs entspricht. Attribute können maximal auf sechs Punkte gesteigert werden.</text:span></text:p>
      <text:h text:style-name="P72" text:outline-level="1">Optionale Zusatzregeln</text:h>
      <text:h text:style-name="P78" text:outline-level="2">Fertigkeiten</text:h>
      <text:p text:style-name="Text_20_body">Wenn der Spielleiter dies möchte können charaktere sich spezialisieren, indem sie Fertigkeiten erwerben. Fertigkeiten haben eine Stufe von 1-3, die als Bonuswürfel zum Attribut a<text:span text:style-name="T22">d</text:span>diert werden wenn eine entsprechende <text:span text:style-name="T4">F</text:span>ertigkeit eingesetzt wird.</text:p>
      <text:h text:style-name="P78" text:outline-level="2">Aussergewö<text:span text:style-name="T21">h</text:span>nliche <text:span text:style-name="T7">E</text:span>igenschaft</text:h>
      <text:p text:style-name="Text_20_body">Bei aussergewönlichen Eigenschaften zählt auch eine gewürfelte 3 als ein Erfolg. Aussergewö<text:span text:style-name="T39">h</text:span>nliche Eigenschaften können ein Attribut oder eine Fertigkeit sein, diese werden dann mit einem <text:span text:style-name="T5">*</text:span><text:span text:style-name="T6"> markiert.</text:span></text:p>
      <text:h text:style-name="P78" text:outline-level="2"><text:soft-page-break/>Regel der Sechs</text:h>
      <text:p text:style-name="P10">Wird bei einer Probe eine Sechs geworfen, so wird dieser Erfolg vermerkt und der Würfel kann ein weiteres Mal geworfen werden. <text:span text:style-name="T34">Auch mehrere Male, sollten in Folge Sechsen geworfen werden.</text:span></text:p>
      <text:h text:style-name="Heading_20_2" text:outline-level="2">Würfe wiederholen</text:h>
      <text:p text:style-name="Text_20_body">Es ist jederzeit möglich eine Wurf zu wiederholen, mit dessen <text:span text:style-name="T34">R</text:span>esultat man nicht zufrieden ist. <text:span text:style-name="T34">Jede Wiederholung eines Wurfes resultiert in einem Punkt Erschöpfung auf dem betreffenden Attribut.</text:span></text:p>
      <text:p text:style-name="P6"/>
      <text:p text:style-name="P2">Kampf-Beispiele</text:p>
      <text:p text:style-name="P7"><text:s/></text:p>
      <table:table table:name="Table2" table:style-name="Table2">
        <table:table-column table:style-name="Table2.A" table:number-columns-repeated="3"/>
        <table:table-column table:style-name="Table2.D"/>
        <table:table-row>
          <table:table-cell table:style-name="Table2.A1" office:value-type="string">
            <text:p text:style-name="P25">Waffe</text:p>
          </table:table-cell>
          <table:table-cell table:style-name="Table2.A1" office:value-type="string">
            <text:p text:style-name="P3">Angrif<text:span text:style-name="T8">f</text:span></text:p>
          </table:table-cell>
          <table:table-cell table:style-name="Table2.A1" office:value-type="string">
            <text:p text:style-name="P4">Ausweichen/Parieren</text:p>
          </table:table-cell>
          <table:table-cell table:style-name="Table2.D1" office:value-type="string">
            <text:p text:style-name="P3">Schaden</text:p>
          </table:table-cell>
        </table:table-row>
        <table:table-row>
          <table:table-cell table:style-name="Table2.A2" office:value-type="string">
            <text:p text:style-name="P28">Waffenlos(Boxen)</text:p>
          </table:table-cell>
          <table:table-cell table:style-name="Table2.A2" office:value-type="string">
            <text:p text:style-name="P29">Physical-Power</text:p>
          </table:table-cell>
          <table:table-cell table:style-name="Table2.A2" office:value-type="string">
            <text:p text:style-name="P29">Physical-Agilit</text:p>
          </table:table-cell>
          <table:table-cell table:style-name="Table2.D2" office:value-type="string">
            <text:p text:style-name="P33">1/2 <text:span text:style-name="T10">Physical-Power</text:span> (abgerundet)</text:p>
          </table:table-cell>
        </table:table-row>
        <table:table-row>
          <table:table-cell table:style-name="Table2.A2" office:value-type="string">
            <text:p text:style-name="P28">Waffenlos(<text:span text:style-name="T10">Kung-Fu</text:span>)</text:p>
          </table:table-cell>
          <table:table-cell table:style-name="Table2.A2" office:value-type="string">
            <text:p text:style-name="P29">Physical-Agilit</text:p>
          </table:table-cell>
          <table:table-cell table:style-name="Table2.A2" office:value-type="string">
            <text:p text:style-name="P29">Physical-Agilit</text:p>
          </table:table-cell>
          <table:table-cell table:style-name="Table2.D2" office:value-type="string">
            <text:p text:style-name="P33">1/2 <text:span text:style-name="T10">Physical-Power</text:span> (abgerundet)</text:p>
          </table:table-cell>
        </table:table-row>
        <table:table-row>
          <table:table-cell table:style-name="Table2.A2" office:value-type="string">
            <text:p text:style-name="P36">Schlag<text:span text:style-name="T10">r</text:span>ing</text:p>
          </table:table-cell>
          <table:table-cell table:style-name="Table2.A2" office:value-type="string">
            <text:p text:style-name="P29">Physical-Power</text:p>
          </table:table-cell>
          <table:table-cell table:style-name="Table2.A2" office:value-type="string">
            <text:p text:style-name="P29">Physical-Agilit</text:p>
          </table:table-cell>
          <table:table-cell table:style-name="Table2.D2" office:value-type="string">
            <text:p text:style-name="P33">1/2 <text:span text:style-name="T10">Physical-Power</text:span> (<text:span text:style-name="T9">aufgerundet</text:span>)</text:p>
          </table:table-cell>
        </table:table-row>
        <table:table-row>
          <table:table-cell table:style-name="Table2.A2" office:value-type="string">
            <text:p text:style-name="P37">Messer</text:p>
          </table:table-cell>
          <table:table-cell table:style-name="Table2.A2" office:value-type="string">
            <text:p text:style-name="P30">Physical-Agilit<text:span text:style-name="T11">+1</text:span></text:p>
          </table:table-cell>
          <table:table-cell table:style-name="Table2.A2" office:value-type="string">
            <text:p text:style-name="P30">Physical-Agilit</text:p>
          </table:table-cell>
          <table:table-cell table:style-name="Table2.D2" office:value-type="string">
            <text:p text:style-name="P34">1/2 <text:span text:style-name="T10">Physical-Power</text:span> (abgerundet) <text:span text:style-name="T11">+1</text:span></text:p>
          </table:table-cell>
        </table:table-row>
        <table:table-row>
          <table:table-cell table:style-name="Table2.A2" office:value-type="string">
            <text:p text:style-name="P37">Schwert</text:p>
          </table:table-cell>
          <table:table-cell table:style-name="Table2.A2" office:value-type="string">
            <text:p text:style-name="P31">Physical-Agilit<text:span text:style-name="T11">+1</text:span></text:p>
          </table:table-cell>
          <table:table-cell table:style-name="Table2.A2" office:value-type="string">
            <text:p text:style-name="P31">Physical-Agilit<text:span text:style-name="T11">+1</text:span></text:p>
          </table:table-cell>
          <table:table-cell table:style-name="Table2.D2" office:value-type="string">
            <text:p text:style-name="P35">1/2 <text:span text:style-name="T10">Physical-Power</text:span> (abgerundet) <text:span text:style-name="T11">+1</text:span></text:p>
          </table:table-cell>
        </table:table-row>
        <table:table-row>
          <table:table-cell table:style-name="Table2.A2" office:value-type="string">
            <text:p text:style-name="P37">Bas<text:span text:style-name="T33">e</text:span>bal<text:span text:style-name="T33">l</text:span>-schläger</text:p>
          </table:table-cell>
          <table:table-cell table:style-name="Table2.A2" office:value-type="string">
            <text:p text:style-name="P31">Physical-Power</text:p>
          </table:table-cell>
          <table:table-cell table:style-name="Table2.A2" office:value-type="string">
            <text:p text:style-name="P23"/>
          </table:table-cell>
          <table:table-cell table:style-name="Table2.D2" office:value-type="string">
            <text:p text:style-name="P35">1/2 <text:span text:style-name="T10">Physical-Power</text:span> (abgerundet) <text:span text:style-name="T11">+2</text:span></text:p>
          </table:table-cell>
        </table:table-row>
        <table:table-row>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D2" office:value-type="string">
            <text:p text:style-name="P23"/>
          </table:table-cell>
        </table:table-row>
        <table:table-row>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D2" office:value-type="string">
            <text:p text:style-name="P23"/>
          </table:table-cell>
        </table:table-row>
        <table:table-row>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D2" office:value-type="string">
            <text:p text:style-name="P23"/>
          </table:table-cell>
        </table:table-row>
        <table:table-row>
          <table:table-cell table:style-name="Table2.A2" office:value-type="string">
            <text:p text:style-name="P38">Pfeilbogen</text:p>
          </table:table-cell>
          <table:table-cell table:style-name="Table2.A2" office:value-type="string">
            <text:p text:style-name="P32">Physical-Agilit -<text:span text:style-name="T15">1</text:span></text:p>
          </table:table-cell>
          <table:table-cell table:style-name="Table2.A2" office:value-type="string">
            <text:p text:style-name="P23">-</text:p>
          </table:table-cell>
          <table:table-cell table:style-name="Table2.D2" office:value-type="string">
            <text:p text:style-name="P38">5</text:p>
          </table:table-cell>
        </table:table-row>
        <table:table-row>
          <table:table-cell table:style-name="Table2.A2" office:value-type="string">
            <text:p text:style-name="P38">Pistole</text:p>
          </table:table-cell>
          <table:table-cell table:style-name="Table2.A2" office:value-type="string">
            <text:p text:style-name="P32">Physical-Agilit</text:p>
          </table:table-cell>
          <table:table-cell table:style-name="Table2.A2" office:value-type="string">
            <text:p text:style-name="P23">-</text:p>
          </table:table-cell>
          <table:table-cell table:style-name="Table2.D2" office:value-type="string">
            <text:p text:style-name="P38">6</text:p>
          </table:table-cell>
        </table:table-row>
        <table:table-row>
          <table:table-cell table:style-name="Table2.A2" office:value-type="string">
            <text:p text:style-name="P38">Jagdgewehr</text:p>
          </table:table-cell>
          <table:table-cell table:style-name="Table2.A2" office:value-type="string">
            <text:p text:style-name="P32">Physical-Agilit<text:span text:style-name="T15">+1</text:span></text:p>
          </table:table-cell>
          <table:table-cell table:style-name="Table2.A2" office:value-type="string">
            <text:p text:style-name="P23">-</text:p>
          </table:table-cell>
          <table:table-cell table:style-name="Table2.D2" office:value-type="string">
            <text:p text:style-name="P38">8</text:p>
          </table:table-cell>
        </table:table-row>
      </table:table>
      <text:p text:style-name="P7"/>
      <text:p text:style-name="P7"/>
      <text:p text:style-name="P5">Sozialer Konflikt</text:p>
      <text:p text:style-name="P8"/>
      <table:table table:name="Table3" table:style-name="Table3">
        <table:table-column table:style-name="Table3.A"/>
        <table:table-column table:style-name="Table3.B"/>
        <table:table-column table:style-name="Table3.C"/>
        <table:table-row>
          <table:table-cell table:style-name="Table3.A1" office:value-type="string">
            <text:p text:style-name="P26">Aktion</text:p>
          </table:table-cell>
          <table:table-cell table:style-name="Table3.A1" office:value-type="string">
            <text:p text:style-name="P26">Wurf</text:p>
          </table:table-cell>
          <table:table-cell table:style-name="Table3.C1" office:value-type="string">
            <text:p text:style-name="P26">Schaden</text:p>
          </table:table-cell>
        </table:table-row>
        <table:table-row>
          <table:table-cell table:style-name="Table3.A2" office:value-type="string">
            <text:p text:style-name="P39">Feilschen</text:p>
          </table:table-cell>
          <table:table-cell table:style-name="Table3.A2" office:value-type="string">
            <text:p text:style-name="P39">Emotional-Agility</text:p>
          </table:table-cell>
          <table:table-cell table:style-name="Table3.C2" office:value-type="string">
            <text:p text:style-name="P39">Emotional-Power</text:p>
          </table:table-cell>
        </table:table-row>
        <table:table-row>
          <table:table-cell table:style-name="Table3.A2" office:value-type="string">
            <text:p text:style-name="P43"/>
          </table:table-cell>
          <table:table-cell table:style-name="Table3.A2" office:value-type="string">
            <text:p text:style-name="P40"/>
          </table:table-cell>
          <table:table-cell table:style-name="Table3.C2" office:value-type="string">
            <text:p text:style-name="P40"/>
          </table:table-cell>
        </table:table-row>
        <table:table-row>
          <table:table-cell table:style-name="Table3.A2" office:value-type="string">
            <text:p text:style-name="P44">Drohen</text:p>
          </table:table-cell>
          <table:table-cell table:style-name="Table3.A2" office:value-type="string">
            <text:p text:style-name="P45">Emotional-Power</text:p>
          </table:table-cell>
          <table:table-cell table:style-name="Table3.C2" office:value-type="string">
            <text:p text:style-name="P46">Emotional-Power</text:p>
          </table:table-cell>
        </table:table-row>
        <table:table-row>
          <table:table-cell table:style-name="Table3.A2" office:value-type="string">
            <text:p text:style-name="P23"/>
          </table:table-cell>
          <table:table-cell table:style-name="Table3.A2" office:value-type="string">
            <text:p text:style-name="P23"/>
          </table:table-cell>
          <table:table-cell table:style-name="Table3.C2" office:value-type="string">
            <text:p text:style-name="P23"/>
          </table:table-cell>
        </table:table-row>
        <table:table-row>
          <table:table-cell table:style-name="Table3.A2" office:value-type="string">
            <text:p text:style-name="P48">Zutexten</text:p>
          </table:table-cell>
          <table:table-cell table:style-name="Table3.A2" office:value-type="string">
            <text:p text:style-name="P47">Emotional-Power</text:p>
          </table:table-cell>
          <table:table-cell table:style-name="Table3.C2" office:value-type="string">
            <text:p text:style-name="P47">Mental-Agility</text:p>
          </table:table-cell>
        </table:table-row>
        <table:table-row>
          <table:table-cell table:style-name="Table3.A2" office:value-type="string">
            <text:p text:style-name="P47">Unterbrechen</text:p>
          </table:table-cell>
          <table:table-cell table:style-name="Table3.A2" office:value-type="string">
            <text:p text:style-name="P47">Emotional-Power</text:p>
          </table:table-cell>
          <table:table-cell table:style-name="Table3.C2" office:value-type="string">
            <text:p text:style-name="P48">(deffensiv)</text:p>
          </table:table-cell>
        </table:table-row>
        <table:table-row>
          <table:table-cell table:style-name="Table3.A2" office:value-type="string">
            <text:p text:style-name="P49">Argumentieren</text:p>
          </table:table-cell>
          <table:table-cell table:style-name="Table3.A2" office:value-type="string">
            <text:p text:style-name="P40">Emotional-Agility <text:span text:style-name="T12">+ Arguments-Bonus</text:span></text:p>
          </table:table-cell>
          <table:table-cell table:style-name="Table3.C2" office:value-type="string">
            <text:p text:style-name="P41">Emotional-Power</text:p>
          </table:table-cell>
        </table:table-row>
        <text:soft-page-break/>
        <table:table-row>
          <table:table-cell table:style-name="Table3.A2" office:value-type="string">
            <text:p text:style-name="P48">Argumente entkräften </text:p>
          </table:table-cell>
          <table:table-cell table:style-name="Table3.A2" office:value-type="string">
            <text:p text:style-name="P50">Mental-Power</text:p>
          </table:table-cell>
          <table:table-cell table:style-name="Table3.C2" office:value-type="string">
            <text:p text:style-name="P48">(defensiv)</text:p>
          </table:table-cell>
        </table:table-row>
        <table:table-row>
          <table:table-cell table:style-name="Table3.A2" office:value-type="string">
            <text:p text:style-name="P49">Scheinlogik</text:p>
          </table:table-cell>
          <table:table-cell table:style-name="Table3.A2" office:value-type="string">
            <text:p text:style-name="P49">Mental-Agility</text:p>
          </table:table-cell>
          <table:table-cell table:style-name="Table3.C2" office:value-type="string">
            <text:p text:style-name="P49">Mental-Power/2 (abrunden)</text:p>
          </table:table-cell>
        </table:table-row>
        <table:table-row>
          <table:table-cell table:style-name="Table3.A2" office:value-type="string">
            <text:p text:style-name="P48">Ins <text:span text:style-name="T13">W</text:span>ort fallen</text:p>
          </table:table-cell>
          <table:table-cell table:style-name="Table3.A2" office:value-type="string">
            <text:p text:style-name="P47">Emotional-Power</text:p>
          </table:table-cell>
          <table:table-cell table:style-name="Table3.C2" office:value-type="string">
            <text:p text:style-name="P42">Emotional-Power<text:span text:style-name="T14">/2 (abrunden)</text:span></text:p>
          </table:table-cell>
        </table:table-row>
        <table:table-row>
          <table:table-cell table:style-name="Table3.A2" office:value-type="string">
            <text:p text:style-name="P23"/>
          </table:table-cell>
          <table:table-cell table:style-name="Table3.A2" office:value-type="string">
            <text:p text:style-name="P23"/>
          </table:table-cell>
          <table:table-cell table:style-name="Table3.C2" office:value-type="string">
            <text:p text:style-name="P23"/>
          </table:table-cell>
        </table:table-row>
        <table:table-row>
          <table:table-cell table:style-name="Table3.A2" office:value-type="string">
            <text:p text:style-name="P23"/>
          </table:table-cell>
          <table:table-cell table:style-name="Table3.A2" office:value-type="string">
            <text:p text:style-name="P23"/>
          </table:table-cell>
          <table:table-cell table:style-name="Table3.C2" office:value-type="string">
            <text:p text:style-name="P23"/>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fo:text-align="justify" style:justify-single-word="false" fo:orphans="3" fo:widows="3" style:page-number="auto"/>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pp" style:family="paragraph" style:parent-style-name="Standard" style:auto-update="true" style:class="text" style:master-page-name="">
      <style:paragraph-properties fo:margin-left="0.3in" fo:margin-right="0.5in" fo:margin-top="0.2in" fo:margin-bottom="0.3in" loext:contextual-spacing="true" fo:text-indent="0.8in" style:auto-text-indent="false" style:page-number="auto" fo:background-color="#eeeeee" fo:padding="0.0201in" fo:border="0.06pt solid #000000" style:shadow="none">
        <style:tab-stops/>
        <style:background-image/>
      </style:paragraph-properties>
      <style:text-properties fo:font-style="italic" officeooo:rsid="001ac0af" style:font-size-asian="10.5pt" style:font-weight-asian="normal"/>
    </style:style>
    <style:style style:name="Beispiel" style:family="paragraph" style:parent-style-name="Text_20_body" style:master-page-name="">
      <style:paragraph-properties fo:margin-left="0.3in" fo:margin-right="0in" fo:text-indent="0in" style:auto-text-indent="false" style:page-number="auto" fo:background-color="transparent" fo:padding="0.1in" fo:border-left="2.49pt solid #000000" fo:border-right="none" fo:border-top="none" fo:border-bottom="none" style:shadow="none">
        <style:background-image/>
      </style:paragraph-properties>
      <style:text-properties officeooo:rsid="004bf58e" style:font-size-asian="10.5pt" style:font-weight-asian="norm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5T13:29:12.651685129</meta:creation-date>
    <meta:generator>LibreOffice/4.3.4.1$Linux_X86_64 LibreOffice_project/430$Build-1</meta:generator>
    <dc:date>2015-01-21T20:57:36.803341363</dc:date>
    <meta:editing-duration>P8DT1H55M55S</meta:editing-duration>
    <meta:editing-cycles>82</meta:editing-cycles>
    <dc:creator>Raphael Bosshard</dc:creator>
    <meta:printed-by>Raphael Bosshard</meta:printed-by>
    <meta:print-date>2015-01-21T19:34:57.285097926</meta:print-date>
    <meta:document-statistic meta:table-count="3" meta:image-count="0" meta:object-count="0" meta:page-count="5" meta:paragraph-count="148" meta:word-count="821" meta:character-count="6413" meta:non-whitespace-character-count="5735"/>
  </office:meta>
</office:document-meta>
</file>